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208325" officeooo:paragraph-rsid="00208325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221069" officeooo:paragraph-rsid="00221069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22eb6c" officeooo:paragraph-rsid="0022eb6c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24273c" officeooo:paragraph-rsid="0024273c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258600" officeooo:paragraph-rsid="00258600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273744" officeooo:paragraph-rsid="00273744" style:font-size-asian="14pt" style:font-size-complex="14pt"/>
    </style:style>
    <style:style style:name="P8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9" style:family="paragraph" style:parent-style-name="Standard">
      <style:paragraph-properties fo:line-height="150%"/>
      <style:text-properties style:font-name="Ubuntu" fo:font-size="14pt" officeooo:rsid="0028acd9" officeooo:paragraph-rsid="0028acd9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293e76" officeooo:paragraph-rsid="00293e76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paragraph-rsid="00293e76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29477d" officeooo:paragraph-rsid="0029477d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2ab828" officeooo:paragraph-rsid="002ab828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2afac6" officeooo:paragraph-rsid="002afac6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4273c"/>
    </style:style>
    <style:style style:name="T3" style:family="text">
      <style:text-properties officeooo:rsid="0028b357"/>
    </style:style>
    <style:style style:name="T4" style:family="text">
      <style:text-properties officeooo:rsid="00293e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Hierarquia</text:h>
      <text:p text:style-name="P2">O objetivo da hierarquia é organizar os itens e dar a eles um grau de importância. É preciso fazer isso de forma logica e estrategica, já que evita equivocos de entendimento pelos visitantes ou usuarios.</text:p>
      <text:p text:style-name="P2"/>
      <text:p text:style-name="P2">Alguns dos principais blocos de construção de uma hierarquia visual são: <text:span text:style-name="T2">posição, </text:span>cor, tamanho, contraste, alinhamento, repetição, espaço em branco.</text:p>
      <text:p text:style-name="P2">____________________________________________________________________</text:p>
      <text:p text:style-name="P3">Excelentes composições dividem os elementos em três niveis de hierarquia: o mais importante, o medio e o menos importante.</text:p>
      <text:p text:style-name="P3"/>
      <text:p text:style-name="P3">O cerebro não pode dar o mesmo nivel de importância a cada elemento de uma historia, espetaculo ou composição. A tendencia é dar mais importância aos elementos que são percebidos primeiro.</text:p>
      <text:p text:style-name="P3"/>
      <text:p text:style-name="P3">Escolher a localização correta de cada elemento com base no nivel de importância é a chave para dominar este principio.</text:p>
      <text:p text:style-name="P3"/>
      <text:p text:style-name="P3"><text:span text:style-name="T1">Como aplicar no site -</text:span> </text:p>
      <text:p text:style-name="P4">____________________________________________________________________</text:p>
      <text:p text:style-name="P4">é um sistema <text:s/>em que as coisas são organizadas de acordo com a importância.</text:p>
      <text:p text:style-name="P4"/>
      <text:p text:style-name="P4">Cria uma organização visual para um layout e da ao leitor <text:s/>uma ideia de onde começar e terminar a leitura. Cada elemento que faz parte do design pode receber um ranking de prioridade: Titulo, imagem, subtitulo, chamada para ação, corpo do texto.</text:p>
      <text:p text:style-name="P5"><text:soft-page-break/>Geralmente, há apenas uma única mensagem mais importante do que todas as outras, ela deve se destacar mais e guiar o publico pelo restante do conteudo.</text:p>
      <text:p text:style-name="P6">____________________________________________________________________</text:p>
      <text:p text:style-name="P7">No topo de uma escala hierarquica, temos as coisas mais importantes, os reis. Esses elementos devem ser mais extravagantes e demandam mais atenção.</text:p>
      <text:p text:style-name="P7"/>
      <text:p text:style-name="P7">No patamar seguinte da hierarquia, temos os nobres, elementos que são importantes, mas não demandam tanta atenção quanto os reis, são coisas como subtitulos, citações e informações adicionais. É importante mante-los atraentes e visiveis, mas não tanto quanto os titulos.</text:p>
      <text:p text:style-name="P7"/>
      <text:p text:style-name="P7">No ultimo patamar, estão os camponeses, os elementos humildes, que recebem menos atenção visual, são coisas como o corpo do texto, informações menos importantes, links etc.</text:p>
      <text:p text:style-name="P7"/>
      <text:p text:style-name="P7">Hierarquia não é apenas limitada a tipologia, imagens e outros elementos tambem possuem. Os elementos maiores, mais coloridos ou centrais de um design estão em um nivel de hierarquia maior em relação aos elementos menores, mais monótonos e menos detalhados.</text:p>
      <text:p text:style-name="P7">____________________________________________________________________</text:p>
      <text:p text:style-name="P9">Orientando o leitor para onde queremos que ele leia primeiro e concentramos pontos de atenção no design. É possível definir a hierarquia de diversas formas como por tamanho, cores, contraste, orientações e posições dos elementos.</text:p>
      <text:p text:style-name="P9">Aplique a hierarquia para dar o foco desejado no momento correto <text:span text:style-name="T3">e estimulando os usuarios a agir conforme o esperado</text:span>.</text:p>
      <text:p text:style-name="P9"><text:soft-page-break/>____________________________________________________________________</text:p>
      <text:p text:style-name="P11"><text:span text:style-name="T4">destribuindo os elementos de forma logica e estrategica para influenciar as percepções dos usuarios.</text:span></text:p>
      <text:p text:style-name="P11"/>
      <text:p text:style-name="P10">Isso pode acontecer para incentivar inscrições, promover algum conteudo, destacar um produto, guiar uma sequencia de ações ou cliques em CTAs.</text:p>
      <text:p text:style-name="P10"/>
      <text:p text:style-name="P10">Outro fator é a experiencia do usuaio. Na construção de um layout, deve ser sempre levada em conta uma visita agradavel e intuitiva, fazendo com que o usuario realmente goste de fazer o que é pedido.</text:p>
      <text:p text:style-name="P10"/>
      <text:p text:style-name="P10">Objetivos da hierarquia visual – Tem 3 funções basicas:</text:p>
      <text:p text:style-name="P10"/>
      <text:p text:style-name="P10">Orientação → Construir um layout pensando em conduzir o usuario de ação em ação, sem que ele se sinta pressionado ou forçado a navegar.</text:p>
      <text:p text:style-name="P10"/>
      <text:p text:style-name="P10">Comunicação → Criar links na mente do usuario com o intuito de diminuir a carga cognitiva que ele recebe, diminuindo o esforço para achar informações e o caminho que deve trilhar.</text:p>
      <text:p text:style-name="P10"/>
      <text:p text:style-name="P10">Impacto emocional → Deve conter elemento que envolvam o usuario de forma que ele se conecte com o conteudo e as ações, tornando a experiencia divertida e mais leve.</text:p>
      <text:p text:style-name="P10"/>
      <text:p text:style-name="P10">Principios da hierarquia visual -</text:p>
      <text:p text:style-name="P12">Tamanho e escala → Elementos maiores são mais importantes</text:p>
      <text:p text:style-name="P12"><text:soft-page-break/>Cor e contraste → Cores vivas se destacam mais do que cores escuras</text:p>
      <text:p text:style-name="P12">Tipografia → O tamanho e o tipo da fonte proporcionam diferenciações e destaques</text:p>
      <text:p text:style-name="P12">Proximidade → Separa os elementos uns dos outros e cria sub-hierarquias</text:p>
      <text:p text:style-name="P12">Espaço em branco → torna mais facil a visualização</text:p>
      <text:p text:style-name="P12">Alinhamento → Cria ordem entre os elementos</text:p>
      <text:p text:style-name="P12">Repetição → Atribui significado em relação aos elementos</text:p>
      <text:p text:style-name="P12">Linhas principais → Guiam o olhar</text:p>
      <text:p text:style-name="P12">Regra dos terços → elementos colocados no encontro de 4 linhas paralelas</text:p>
      <text:p text:style-name="P12"/>
      <text:p text:style-name="P12">Hierarquia tipografia → Textos desempenham um papel fundamental na hierarquia.</text:p>
      <text:p text:style-name="P12">Para dar enfase e importância é necessario trabalhar com varias caracteristicas do texto alem do tamanho. É uma mistura de tamanho, estilo, peso e cor que vão influenciar no resultado final.</text:p>
      <text:p text:style-name="P12">É preciso ter atenção nos diferentes tipos de elementos contidos em um texto que vão desde o titulo, subtitulo, paragrafos, captions, citações etc.</text:p>
      <text:p text:style-name="P12"/>
      <text:p text:style-name="P12">Criar uma ordem que faça sentido para o conteudo vai dar diferentes niveis de importância , fazendo o usuario compreender por onde ele começa a escanear os elementos. Dessa forma garantindo a eficacia <text:s/>da transmissão da mensagem.</text:p>
      <text:p text:style-name="P12"/>
      <text:p text:style-name="P13">Hierarquia com cores – A cor contribui bastante para hierarquia como um todo. Elas possuem sua própria hierarquia, ou seja, um <text:soft-page-break/>preto ou azul escuro vai chamar menos atenção se comparado com tons claros. Cada cor tem um peso diferente na interface.</text:p>
      <text:p text:style-name="P13"/>
      <text:p text:style-name="P13">Hierarquia com tamanhos – Ao trabalhar com tamanhos, é preciso não exagerar ou achar que o fato de um elemento estar grande é o suficiente para uma boa hierarquia, é necessario haver harmonia na composição para que os elementos não sejam desproporcionais.</text:p>
      <text:p text:style-name="P13"/>
      <text:p text:style-name="P13">Embora o grande seja mais perceptivel, isso nem sempre é o melhor. O titulo não é mais importante, mas ele ser visto primeiro norteia o entendimento sobre o assunto abordado. Elementos maiores favorecem o clique e merecem<text:tab/>cuidado dobrado, sobretudo em dispositivos mobile que são menores.</text:p>
      <text:p text:style-name="P13"/>
      <text:p text:style-name="P13">Essa hierarquia pode influenciar, nas formas, objetos e tipografias.</text:p>
      <text:p text:style-name="P13"/>
      <text:p text:style-name="P13">Outro principio importante é a escala, relacionada ao tamanho de um objeto em relação ao outro. Um único objeto, não importa o quão grande ou pequeno seja, não tem escala até ser comparado com outro. Isso permite criar equilibrio em um design e foco nos elementos dominantes. Quanto maior a escala de diferença, maior a enfase.</text:p>
      <text:p text:style-name="P13"/>
      <text:p text:style-name="P13">Testar comportamento – Hotjar</text:p>
      <text:p text:style-name="P14">____________________________________________________________________</text:p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6T18:04:52.260000000</meta:creation-date>
    <dc:date>2024-01-21T20:37:08.613000000</dc:date>
    <meta:editing-duration>PT11H19M51S</meta:editing-duration>
    <meta:editing-cycles>13</meta:editing-cycles>
    <meta:generator>EasyOffice/7.6.2.1.0$Windows_X86_64 LibreOffice_project/0bc4d647150f05f02b71ccb5539a4012b57f1faf</meta:generator>
    <meta:document-statistic meta:table-count="0" meta:image-count="0" meta:object-count="0" meta:page-count="6" meta:paragraph-count="49" meta:word-count="956" meta:character-count="6279" meta:non-whitespace-character-count="5364"/>
  </office:meta>
</office:document-meta>
</file>